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8083" officeooo:paragraph-rsid="00168083"/>
    </style:style>
    <style:style style:name="P2" style:family="paragraph" style:parent-style-name="Standard">
      <style:text-properties officeooo:rsid="001713c9" officeooo:paragraph-rsid="001713c9"/>
    </style:style>
    <style:style style:name="P3" style:family="paragraph" style:parent-style-name="Standard" style:list-style-name="L1">
      <style:text-properties officeooo:rsid="001713c9" officeooo:paragraph-rsid="001713c9"/>
    </style:style>
    <style:style style:name="P4" style:family="paragraph" style:parent-style-name="Standard">
      <style:text-properties fo:font-weight="bold" officeooo:rsid="00168083" style:font-weight-asian="bold" style:font-weight-complex="bold"/>
    </style:style>
    <style:style style:name="P5" style:family="paragraph" style:parent-style-name="Standard">
      <style:text-properties fo:font-weight="bold" officeooo:rsid="001713c9" officeooo:paragraph-rsid="001713c9" style:font-weight-asian="bold" style:font-weight-complex="bold"/>
    </style:style>
    <style:style style:name="P6" style:family="paragraph" style:parent-style-name="Standard">
      <style:text-properties fo:font-weight="bold" officeooo:rsid="0018cd9c" officeooo:paragraph-rsid="0018cd9c" style:font-weight-asian="bold" style:font-weight-complex="bold"/>
    </style:style>
    <style:style style:name="P7" style:family="paragraph" style:parent-style-name="Standard">
      <style:text-properties officeooo:rsid="0018cd9c" officeooo:paragraph-rsid="0018cd9c"/>
    </style:style>
    <style:style style:name="P8" style:family="paragraph" style:parent-style-name="Standard" style:list-style-name="L2">
      <style:text-properties officeooo:rsid="0018cd9c" officeooo:paragraph-rsid="0018cd9c"/>
    </style:style>
    <style:style style:name="P9" style:family="paragraph" style:parent-style-name="Standard">
      <style:text-properties officeooo:rsid="001a82d9" officeooo:paragraph-rsid="001a82d9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0d06c2" officeooo:paragraph-rsid="001a82d9" style:font-name-complex="Arial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najemen proses</text:p>
      <text:p text:style-name="P1">program yang sedang dieksekusi</text:p>
      <text:p text:style-name="P1">program merupakan instruksi yang ditulis ke dalam bahasa yang dimengetti oleh sistem opetrasi</text:p>
      <text:p text:style-name="P1">sumber daya berupa : </text:p>
      <text:p text:style-name="P2">aktifitas yang menjadi tanggung jawb SO dalam manajemen diantasanya:</text:p>
      <text:list xml:id="list2450190785" text:style-name="L1">
        <text:list-item>
          <text:p text:style-name="P3">membuat dan menghapus proses</text:p>
        </text:list-item>
        <text:list-item>
          <text:p text:style-name="P3">mennuda atau melanjutkan proses</text:p>
        </text:list-item>
        <text:list-item>
          <text:p text:style-name="P3">menyediakan mekanisme untuk sinkronisasi proses</text:p>
        </text:list-item>
        <text:list-item>
          <text:p text:style-name="P3">menyediakan mekanisme untuk proses komunikasi</text:p>
        </text:list-item>
        <text:list-item>
          <text:p text:style-name="P3">menyeiakan mekanisme untuk penanganan deadlock</text:p>
        </text:list-item>
      </text:list>
      <text:p text:style-name="P2"/>
      <text:p text:style-name="P2">buku willian stalling</text:p>
      <text:p text:style-name="P2"/>
      <text:p text:style-name="P2">sistem komputer modern memiliki sisten hirarki memori, artinya memori, artinya memori yang ada di komputer disusun berdasarkan tingkatan kecepatan dan kapasitas yang berbeda.</text:p>
      <text:p text:style-name="P2">Sistem hirarki memori ini memiliki tujuan untuk memperoleh kinerja</text:p>
      <text:p text:style-name="P2"/>
      <text:p text:style-name="P2"/>
      <text:p text:style-name="P2"/>
      <text:p text:style-name="P5">Manajemen memori utama</text:p>
      <text:p text:style-name="P2">tujuan utama :</text:p>
      <text:p text:style-name="P2">agar utilitas CPU meningkat</text:p>
      <text:p text:style-name="P2">untuk meningkatkan efisiensi pemakaian memori</text:p>
      <text:p text:style-name="P2"/>
      <text:p text:style-name="P5">Manajemen file</text:p>
      <text:p text:style-name="P2">representasi dari program dan data yang berupa kumpulan infornasi yang saling berhubungan dan disimpan di perangkat penyimpanan</text:p>
      <text:p text:style-name="P2"/>
      <text:p text:style-name="P2">sistem berkas, penting?</text:p>
      <text:p text:style-name="P2">Informasi atau data yang disimpan dalam berkas meripakan sesuatu yang sangat berharga bagi pengguna</text:p>
      <text:p text:style-name="P2"/>
      <text:p text:style-name="P7">sistem operasi harus dapat melakukan operasi” pada berkas, operasi” berkas yang dapat dilakukan sistem opweasi.</text:p>
      <text:p text:style-name="P7">Pembuatan berkas atau direktori</text:p>
      <text:p text:style-name="P7">penghapusan berkas atau direktori</text:p>
      <text:p text:style-name="P7">pembacaan dan menulis berkas</text:p>
      <text:p text:style-name="P7">menyimpan atau meletakkan pada sistem operasi</text:p>
      <text:p text:style-name="P7"/>
      <text:p text:style-name="P7">Manajemen I/O</text:p>
      <text:p text:style-name="P7">pekerjaan utama yang paling sering dilakukan dadlah manejemen INPUT</text:p>
      <text:p text:style-name="P7">aktifitas yang menjadi tanggung jawab SO dalam IO diantara</text:p>
      <text:list xml:id="list841763475" text:style-name="L2">
        <text:list-item>
          <text:p text:style-name="P8">penyanggan buffering = menampung sementara data dari atau ke perangkat I/O</text:p>
        </text:list-item>
        <text:list-item>
          <text:p text:style-name="P8">penjadwalan scheduling = melakukan penjadwalan pemakaian I/O sistem</text:p>
        </text:list-item>
        <text:list-item>
          <text:p text:style-name="P8">spooling = meletakkan program pada penyangga, sehingga setia perankgkat dapat mengaksesnya saat perangkat tersebut siap</text:p>
        </text:list-item>
        <text:list-item>
          <text:p text:style-name="P8">menyediakan driver</text:p>
        </text:list-item>
      </text:list>
      <text:p text:style-name="P2"/>
      <text:p text:style-name="P7">Manajemen pennyimpana sekunder</text:p>
      <text:p text:style-name="P7">tujuan keamanan efisiensi dan optimalisasi sarana penggunaan penyimpanan sekunder</text:p>
      <text:p text:style-name="P7"/>
      <text:p text:style-name="P6">proteksi sitem</text:p>
      <text:p text:style-name="P7"><text:soft-page-break/>“mekanisme mengontrol aktifitas dari suati proses terhadap resource yang telah diberikan oleh sistem operasi”</text:p>
      <text:p text:style-name="P7"/>
      <text:p text:style-name="P7">peran SO dalam menangani protection system</text:p>
      <text:p text:style-name="P7">membedakan pengguna (admin or guest)</text:p>
      <text:p text:style-name="P7">menspesifikasi antara objek dan hak akses</text:p>
      <text:p text:style-name="P7"/>
      <text:p text:style-name="P9">jaringan keamanan </text:p>
      <text:p text:style-name="P9">aktifitas” yang menjadi tanggung jawab SO dalam jarungan diantaranya:</text:p>
      <text:p text:style-name="P9">penanganan sistem terdistribusi</text:p>
      <text:p text:style-name="P9">peningkatan </text:p>
      <text:p text:style-name="P9"/>
      <text:p text:style-name="P9">comman interpreter meripakan sistem program terpenting dari SO yang bertindak sebagai antar muka antara user dgn OS</text:p>
      <text:p text:style-name="P9"/>
      <text:p text:style-name="P9">SO secara terus menerus mengakses area command interpreter</text:p>
      <text:p text:style-name="P9">interpreter yang user-friendly membuat sistem lebih disukai user</text:p>
      <text:p text:style-name="P9"/>
      <text:p text:style-name="P10">System calls = sistem operasi</text:p>
      <text:p text:style-name="P10">mekanisme yang digunakan oleh program aplikasi untuk meminya service dari sistem operasi</text:p>
      <text:p text:style-name="P10">peran SO sebagai jembatan informasi antara software dan hardwa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3:15:06.942782364</meta:creation-date>
    <dc:date>2020-01-30T14:23:31.371218738</dc:date>
    <meta:editing-duration>PT9M15S</meta:editing-duration>
    <meta:editing-cycles>1</meta:editing-cycles>
    <meta:document-statistic meta:table-count="0" meta:image-count="0" meta:object-count="0" meta:page-count="2" meta:paragraph-count="50" meta:word-count="358" meta:character-count="2631" meta:non-whitespace-character-count="2329"/>
    <meta:generator>LibreOffice/6.0.7.3$Linux_X86_64 LibreOffice_project/00m0$Build-3</meta:generator>
  </office:meta>
</office:document-meta>
</file>